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8cm" fo:min-width="2.23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8cm" fo:min-width="2.189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8cm" fo:min-width="3.24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ize="1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966cm" svg:height="5.588cm" svg:x="4.242cm" svg:y="1.397cm">
          <text:p text:style-name="P1"><text:span text:style-name="T1"><text:s text:c="1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controls" svg:x1="3.13cm" svg:y1="7.961cm" svg:x2="13.351cm" svg:y2="8.001cm">
          <text:p/>
        </draw:line>
        <draw:line draw:style-name="gr2" draw:text-style-name="P1" draw:layer="controls" svg:x1="3.136cm" svg:y1="7.955cm" svg:x2="3.136cm" svg:y2="1.222cm">
          <text:p/>
        </draw:line>
        <draw:frame draw:style-name="gr3" draw:text-style-name="P3" draw:layer="controls" svg:width="2.736cm" svg:height="1.358cm" svg:x="3.122cm" svg:y="0.42cm">
          <draw:text-box>
            <text:p><text:span text:style-name="T2">(a, b)</text:span></text:p>
          </draw:text-box>
        </draw:frame>
        <draw:frame draw:style-name="gr4" draw:text-style-name="P3" draw:layer="controls" svg:width="2.689cm" svg:height="1.358cm" svg:x="11.297cm" svg:y="6.897cm">
          <draw:text-box>
            <text:p><text:span text:style-name="T2">(c, d)</text:span></text:p>
          </draw:text-box>
        </draw:frame>
        <draw:frame draw:style-name="gr3" draw:text-style-name="P3" draw:layer="controls" svg:width="2.736cm" svg:height="1.358cm" svg:x="5.985cm" svg:y="3.341cm">
          <draw:text-box>
            <text:p><text:span text:style-name="T2">(p, q)</text:span></text:p>
          </draw:text-box>
        </draw:frame>
        <draw:custom-shape draw:style-name="gr5" draw:text-style-name="P1" draw:layer="layout" svg:width="2.807cm" svg:height="2.677cm" svg:x="4.232cm" svg:y="4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736cm" svg:height="1.358cm" svg:x="1.772cm" svg:y="7.867cm">
          <draw:text-box>
            <text:p><text:span text:style-name="T2">(0, 0)</text:span></text:p>
          </draw:text-box>
        </draw:frame>
        <draw:frame draw:style-name="gr6" draw:text-style-name="P3" draw:layer="layout" svg:width="3.746cm" svg:height="1.158cm" svg:x="5.985cm" svg:y="8.89cm">
          <draw:text-box>
            <text:p><text:span text:style-name="T2">f(p, q) = z</text:span></text:p>
          </draw:text-box>
        </draw:frame>
        <draw:custom-shape draw:style-name="gr5" draw:text-style-name="P1" draw:layer="layout" svg:width="5.207cm" svg:height="2.921cm" svg:x="7.001cm" svg:y="1.39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6cm" fo:margin-left="0.016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6T13:30:00</meta:creation-date>
    <dc:date>2013-05-07T11:58:43</dc:date>
    <meta:editing-duration>P4DT8H11M</meta:editing-duration>
    <meta:editing-cycles>11</meta:editing-cycles>
    <meta:generator>LibreOffice/3.5$MacOSX_x86 LibreOffice_project/e0fbe70-dcba98b-297ab39-994e618-0f858f0</meta:generator>
    <meta:document-statistic meta:object-count="10"/>
  </office:meta>
</office:document-meta>
</file>